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fo:text-align="center" style:justify-single-word="false"/>
      <style:text-properties fo:language="de" fo:country="D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de" fo:country="DE" style:font-size-asian="15pt" style:font-size-complex="15pt"/>
    </style:style>
    <style:style style:name="P5" style:family="paragraph" style:parent-style-name="Standard" style:list-style-name="L1">
      <style:text-properties fo:language="de" fo:country="DE" fo:font-weight="bold" style:font-weight-asian="bold" style:font-weight-complex="bold"/>
    </style:style>
    <style:style style:name="P6" style:family="paragraph" style:parent-style-name="Standard" style:list-style-name="L2">
      <style:text-properties fo:language="de" fo:country="DE" fo:font-weight="bold" style:font-weight-asian="bold" style:font-weight-complex="bold"/>
    </style:style>
    <style:style style:name="P7" style:family="paragraph" style:parent-style-name="Standard" style:list-style-name="L3">
      <style:text-properties fo:language="de" fo:country="DE" fo:font-weight="bold" style:font-weight-asian="bold" style:font-weight-complex="bold"/>
    </style:style>
    <style:style style:name="P8" style:family="paragraph" style:parent-style-name="Standard" style:list-style-name="L4">
      <style:text-properties fo:language="de" fo:country="DE" fo:font-weight="bold" style:font-weight-asian="bold" style:font-weight-complex="bold"/>
    </style:style>
    <style:style style:name="P9" style:family="paragraph" style:parent-style-name="Standard" style:list-style-name="L5">
      <style:text-properties fo:language="de" fo:country="DE" fo:font-weight="bold" style:font-weight-asian="bold" style:font-weight-complex="bold"/>
    </style:style>
    <style:style style:name="P10" style:family="paragraph" style:parent-style-name="Standard" style:list-style-name="L1">
      <style:text-properties fo:language="de" fo:country="DE"/>
    </style:style>
    <style:style style:name="P11" style:family="paragraph" style:parent-style-name="Standard" style:list-style-name="L2">
      <style:text-properties fo:language="de" fo:country="DE"/>
    </style:style>
    <style:style style:name="P12" style:family="paragraph" style:parent-style-name="Standard" style:list-style-name="L3">
      <style:text-properties fo:language="de" fo:country="DE"/>
    </style:style>
    <style:style style:name="P13" style:family="paragraph" style:parent-style-name="Standard" style:list-style-name="L4">
      <style:text-properties fo:language="de" fo:country="DE"/>
    </style:style>
    <style:style style:name="P14" style:family="paragraph" style:parent-style-name="Standard" style:list-style-name="L5">
      <style:text-properties fo:language="de" fo:country="DE" fo:font-weight="normal" style:font-weight-asian="normal" style:font-weight-complex="normal"/>
    </style:style>
    <style:style style:name="P15" style:family="paragraph" style:parent-style-name="Standard">
      <style:text-properties fo:font-size="15pt" fo:language="de" fo:country="DE" style:font-size-asian="15pt" style:font-size-complex="15pt"/>
    </style:style>
    <style:style style:name="P16" style:family="paragraph" style:parent-style-name="Standard">
      <style:text-properties fo:font-size="15pt" fo:language="de" fo:country="DE" fo:font-weight="normal" style:font-size-asian="15pt" style:font-weight-asian="normal" style:font-size-complex="15pt" style:font-weight-complex="normal"/>
    </style:style>
    <style:style style:name="P17" style:family="paragraph" style:parent-style-name="Standard" style:list-style-name="L5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6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5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3399" style:font-name="Helvetica Neue" fo:font-size="11.2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 Einführung:<text:line-break/>Was wird beschrieben?<text:line-break/>Welches Problem wird bearbeitet?<text:line-break/>Warum will man das Problem lösen?<text:line-break/><text:line-break/>2. Motivation und thematischer Hintergrund:<text:line-break/>thematische Einbettung: z.B. Home Automation allgemeint, Gestensteuerung,<text:line-break/>Vernetzung, Smart Environments, Ubiquitous Computing etc<text:line-break/><text:line-break/>3. Konzept und Design<text:line-break/>Domäne<text:line-break/>Welche (Software-)Anforderungen?<text:line-break/>Welche Gesten?<text:line-break/>Vorgehen Entwicklung (Prototypen, Inkremente)<text:line-break/><text:line-break/>4. Implementation<text:line-break/>Softwarearchitektur<text:line-break/>verwendete Komponenten (Drittsoftware)<text:line-break/>GUI-Aufbau<text:line-break/>Softwareverhalten<text:line-break/>Klassenmodell/Pattern<text:line-break/>Workflow<text:line-break/><text:line-break/>5. Evaluation<text:line-break/>Openhab-Kompatibilität, Usability System/GUI, Gestenevaluation<text:line-break/>5a Versuchsbeschreibung<text:line-break/>5b Resultate<text:line-break/>5c Diskussion<text:line-break/><text:line-break/>6. Ausblick<text:line-break/>Was kann man damit doch machen?<text:line-break/>Welche Einsatzbereiche gibt es?<text:line-break/>Wie könnte man System erweitern?<text:line-break/>Welche technischen Entwicklung werden dafür sorgen, dass das System NOCH interessanter wird?<text:line-break/>Welche Probleme müsste man lösen, um das System zu benuzten oder zu integrieren?<text:line-break/><text:line-break/>7. Zusammenfassung<text:line-break/>Wurde die Aufgabe gelöst? Wenn ja: wie und wie gut; wenn nein: welche Teilproblematik konnte gelöst werden.<text:line-break/>Was kann das System, was macht es besonders?<text:line-break/>Was sind die Ergebnisse der Studien?<text:line-break/><text:line-break/><text:line-break/>Tipp zum Argumentieren:<text:line-break/><text:line-break/>Wenn du mehrere gute Punkte/Argumente/Vorteile hast, dann ordne diese nach Gewicht. Beginne immer mit einem guten Argument, dann ein evtl. schwächeres, sodass die einzelnen Punkte thematisch gut zusammenpassen. Schließe -- soweit möglich -- mit dem stärksten Argument! Das führt nachgewiesener Weise zur besten Leseerfahrung!</text:span></text:p>
      <text:p text:style-name="P1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7M51S</meta:editing-duration>
    <meta:editing-cycles>6</meta:editing-cycles>
    <meta:generator>OpenOffice/4.1.0$Win32 OpenOffice.org_project/410m18$Build-9764</meta:generator>
    <dc:date>2015-08-02T04:02:41.51</dc:date>
    <meta:document-statistic meta:table-count="0" meta:image-count="0" meta:object-count="0" meta:page-count="1" meta:paragraph-count="1" meta:word-count="190" meta:character-count="1517"/>
    <meta:user-defined meta:name="Info 1"/>
    <meta:user-defined meta:name="Info 2"/>
    <meta:user-defined meta:name="Info 3"/>
    <meta:user-defined meta:name="Info 4"/>
  </office:meta>
</office:document-meta>
</file>